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Pictures/20000229000018CE000018CED4F7E342.svm"/>
  <manifest:file-entry manifest:media-type="image/png" manifest:full-path="Pictures/100000000000005E0000005E7C5F6493.png"/>
  <manifest:file-entry manifest:media-type="" manifest:full-path="Pictures/2000009100002113000006E40077C4C7.svm"/>
  <manifest:file-entry manifest:media-type="" manifest:full-path="Pictures/200000A3000014AC000014AC7AF535DC.svm"/>
  <manifest:file-entry manifest:media-type="" manifest:full-path="Pictures/2000020B00001B900000134B6C82B5E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statusbar/"/>
  <manifest:file-entry manifest:media-type="" manifest:full-path="Object 13/accelerator/"/>
  <manifest:file-entry manifest:media-type="" manifest:full-path="Object 13/floater/"/>
  <manifest:file-entry manifest:media-type="" manifest:full-path="Object 13/popupmenu/"/>
  <manifest:file-entry manifest:media-type="text/xml" manifest:full-path="Object 13/content.xml"/>
  <manifest:file-entry manifest:media-type="" manifest:full-path="Object 13/progressbar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" manifest:full-path="Object 14/statusbar/"/>
  <manifest:file-entry manifest:media-type="" manifest:full-path="Object 14/floater/"/>
  <manifest:file-entry manifest:media-type="" manifest:full-path="Object 14/popupmenu/"/>
  <manifest:file-entry manifest:media-type="text/xml" manifest:full-path="Object 14/content.xml"/>
  <manifest:file-entry manifest:media-type="" manifest:full-path="Object 14/progressbar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officeooo:paragraph-rsid="00140c56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5" style:family="paragraph" style:parent-style-name="Standard">
      <style:text-properties fo:color="#999999" style:text-position="0% 100%" style:font-name="DejaVu Sans1" fo:font-size="12pt" fo:language="sv" fo:country="SE" fo:font-style="normal" fo:font-weight="normal" officeooo:paragraph-rsid="00140c56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1" style:family="text">
      <style:text-properties officeooo:rsid="00140c56"/>
    </style:style>
    <style:style style:name="T2" style:family="text">
      <style:text-properties style:text-position="super 58%" officeooo:rsid="00140c56"/>
    </style:style>
    <style:style style:name="T3" style:family="text">
      <style:text-properties fo:color="#999999"/>
    </style:style>
    <style:style style:name="T4" style:family="text">
      <style:text-properties fo:color="#999999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5" style:family="text">
      <style:text-properties fo:color="#999999" officeooo:rsid="00140c56"/>
    </style:style>
    <style:style style:name="T6" style:family="text">
      <style:text-properties fo:color="#999999" style:text-position="super 58%" officeooo:rsid="00140c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2.8244in" svg:y="0.0118in" svg:width="2.0835in" svg:height="2.0835in" draw:z-index="2"><draw:image xlink:href="Pictures/200000A3000014AC000014AC7AF535DC.svm" xlink:type="simple" xlink:show="embed" xlink:actuate="onLoad"/></draw:frame>Styckvis linjär interpolation</text:p>
      <text:p text:style-name="P1"/>
      <text:p text:style-name="P1"/>
      <text:p text:style-name="P1"><draw:frame draw:style-name="fr2" draw:name="Object1" text:anchor-type="as-char" svg:width="1.8154in" svg:height="0.2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2" text:anchor-type="as-char" svg:width="1.939in" svg:height="0.41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tab/>(För första steget,</text:p>
      <text:p text:style-name="P1"><text:tab/>vid nästa steg</text:p>
      <text:p text:style-name="P1"><text:tab/>måste gränserna för</text:p>
      <text:p text:style-name="P1"><text:tab/>x ändras)</text:p>
      <text:p text:style-name="P1"/>
      <text:p text:style-name="P1"/>
      <text:p text:style-name="P1"/>
      <text:p text:style-name="P1">Felkontroll:</text:p>
      <text:p text:style-name="P1"/>
      <text:p text:style-name="P1">Garantera att<draw:frame draw:style-name="fr2" draw:name="Object3" text:anchor-type="as-char" svg:width="2.5035in" svg:height="0.222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N stycken intervall</text:p>
      <text:p text:style-name="P1"/>
      <text:p text:style-name="P1">För varje intervall</text:p>
      <text:p text:style-name="P1"/>
      <text:p text:style-name="P1"><text:tab/>max felbidrag:<text:tab/><draw:frame draw:style-name="fr2" draw:name="Object4" text:anchor-type="as-char" svg:width="0.4543in" svg:height="0.411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>Detta är uppfyllt om<draw:frame draw:style-name="fr2" draw:name="Object5" text:anchor-type="as-char" svg:width="1.1661in" svg:height="0.411in" draw:z-index="5"><draw:object xlink:href="./Object 5" xlink:type="simple" xlink:show="embed" xlink:actuate="onLoad"/><draw:image xlink:href="./ObjectReplacements/Object 5" xlink:type="simple" xlink:show="embed" xlink:actuate="onLoad"/></draw:frame>för varje intervall.</text:p>
      <text:p text:style-name="P1"/>
      <text:p text:style-name="P1"/>
      <text:p text:style-name="P1">1)<text:tab/>Lägg till flera intervall (och noder) — h-adaptivitet</text:p>
      <text:p text:style-name="P1"/>
      <text:p text:style-name="P1">2)<text:tab/>Öka approximationsordning — p-adaptivitet</text:p>
      <text:p text:style-name="P1"/>
      <text:p text:style-name="P1">3)<text:tab/>Flytta noder — r-adaptivitet</text:p>
      <text:p text:style-name="P1"/>
      <text:p text:style-name="P1"/>
      <text:p text:style-name="P1"/>
      <text:p text:style-name="P1"/>
      <text:p text:style-name="P1">Mesh</text:p>
      <text:p text:style-name="P1"><draw:frame draw:style-name="fr1" draw:name="graphics2" text:anchor-type="paragraph" svg:x="0.4957in" svg:y="0.0209in" svg:width="3.3335in" svg:height="0.6945in" draw:z-index="6"><draw:image xlink:href="Pictures/2000009100002113000006E40077C4C7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tab/>ID:<text:tab/><draw:frame draw:style-name="fr2" draw:name="Object6" text:anchor-type="as-char" svg:width="0.6063in" svg:height="0.7465in" draw:z-index="7"><draw:object xlink:href="./Object 6" xlink:type="simple" xlink:show="embed" xlink:actuate="onLoad"/><draw:image xlink:href="./ObjectReplacements/Object 6" xlink:type="simple" xlink:show="embed" xlink:actuate="onLoad"/></draw:frame><text:tab/><draw:frame draw:style-name="fr2" draw:name="Object7" text:anchor-type="as-char" svg:width="0.9126in" svg:height="0.7492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><draw:frame draw:style-name="fr1" draw:name="graphics3" text:anchor-type="paragraph" svg:x="0.4917in" svg:y="0.1492in" svg:width="2.5in" svg:height="2.5in" draw:z-index="9"><draw:image xlink:href="Pictures/20000229000018CE000018CED4F7E342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ID:<text:tab/><draw:frame draw:style-name="fr2" draw:name="Object8" text:anchor-type="as-char" svg:width="0.9256in" svg:height="0.7492in" draw:z-index="31"><draw:object xlink:href="./Object 8" xlink:type="simple" xlink:show="embed" xlink:actuate="onLoad"/><draw:image xlink:href="./ObjectReplacements/Object 8" xlink:type="simple" xlink:show="embed" xlink:actuate="onLoad"/><svg:desc>formula</svg:desc></draw:frame><text:tab/><draw:frame draw:style-name="fr2" draw:name="Object9" text:anchor-type="as-char" svg:width="1.2311in" svg:height="0.4898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/>
      <text:p text:style-name="P1"/>
      <text:p text:style-name="P1"/>
      <text:p text:style-name="P1"><draw:frame draw:style-name="fr2" draw:name="Object10" text:anchor-type="as-char" svg:width="2.6409in" svg:height="0.4846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,<text:tab/>där<draw:frame draw:style-name="fr2" draw:name="Object11" text:anchor-type="as-char" svg:width="0.2866in" svg:height="0.1937in" draw:z-index="13"><draw:object xlink:href="./Object 10" xlink:type="simple" xlink:show="embed" xlink:actuate="onLoad"/><draw:image xlink:href="./ObjectReplacements/Object 10" xlink:type="simple" xlink:show="embed" xlink:actuate="onLoad"/></draw:frame>är arean av cellen.</text:p>
      <text:p text:style-name="P1"/>
      <text:p text:style-name="P1"><draw:frame draw:style-name="fr2" draw:name="Object12" text:anchor-type="as-char" svg:width="0.8862in" svg:height="0.4673in" draw:z-index="14"><draw:object xlink:href="./Object 12" xlink:type="simple" xlink:show="embed" xlink:actuate="onLoad"/><draw:image xlink:href="./ObjectReplacements/Object 12" xlink:type="simple" xlink:show="embed" xlink:actuate="onLoad"/></draw:frame><text:tab/>t ∈ ]0; τ]</text:p>
      <text:p text:style-name="P1"/>
      <text:p text:style-name="P1"/>
      <text:p text:style-name="P1"/>
      <text:p text:style-name="P1">Euler framåt<text:tab/><text:tab/>u((n + 1)k) = u(nk) + ƒ(nk)⋅k</text:p>
      <text:p text:style-name="P1"/>
      <text:p text:style-name="P1">Felet<draw:frame draw:style-name="fr2" draw:name="Object13" text:anchor-type="as-char" svg:width="0.6591in" svg:height="0.411in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/>
      <text:p text:style-name="P1"/>
      <text:p text:style-name="P1"/>
      <text:p text:style-name="P1">Ordinär differentialekvation</text:p>
      <text:p text:style-name="P1"/>
      <text:p text:style-name="P1"><text:tab/><draw:frame draw:style-name="fr2" draw:name="Object14" text:anchor-type="as-char" svg:width="1.1228in" svg:height="0.4693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"/>
      <text:p text:style-name="P2">Framåt Euler<text:tab/></text:p>
      <text:p text:style-name="P1"/>
      <text:p text:style-name="P1"><text:tab/>u((n + 1)k) = u(nk) + ƒ(u(nk))⋅k</text:p>
      <text:p text:style-name="P5"><text:tab/><text:span text:style-name="T1">u((n + 1)k) = u(nk) + u̇(nk)⋅k</text:span></text:p>
      <text:p text:style-name="P5"><text:span text:style-name="T1"><text:tab/>u</text:span><text:span text:style-name="T2">n + 1</text:span><text:span text:style-name="T1"> = u</text:span><text:span text:style-name="T2">n</text:span><text:span text:style-name="T1"> + u̇</text:span><text:span text:style-name="T2">n</text:span><text:span text:style-name="T1">⋅k</text:span></text:p>
      <text:p text:style-name="P1"/>
      <text:p text:style-name="P1"><text:tab/>(explicit Euler)</text:p>
      <text:p text:style-name="P1"/>
      <text:p text:style-name="P1"/>
      <text:p text:style-name="P1"/>
      <text:p text:style-name="P1">Bakåt Euler</text:p>
      <text:p text:style-name="P1"/>
      <text:p text:style-name="P4"><text:tab/>u((n + 1)k) = u(nk) + ƒ(u[(n + 1)k])⋅k</text:p>
      <text:p text:style-name="P5"><text:tab/><text:span text:style-name="T1">u((n + 1)k) = u(nk) + u̇((n + 1)k)⋅k</text:span></text:p>
      <text:p text:style-name="P5"><text:span text:style-name="T1"><text:tab/>u</text:span><text:span text:style-name="T2">n + 1</text:span><text:span text:style-name="T1"> = u</text:span><text:span text:style-name="T2">n</text:span><text:span text:style-name="T1"> + u̇</text:span><text:span text:style-name="T2">n + 1</text:span><text:span text:style-name="T1">⋅k</text:span></text:p>
      <text:p text:style-name="P1"/>
      <text:p text:style-name="P1"><text:tab/>(implicit Euler)</text:p>
      <text:p text:style-name="P1"/>
      <text:p text:style-name="P1"/>
      <text:p text:style-name="P1"/>
      <text:p text:style-name="P1">Trapetsregeln:</text:p>
      <text:p text:style-name="P1"/>
      <text:p text:style-name="P1"><text:tab/><draw:frame draw:style-name="fr3" draw:name="Object15" text:anchor-type="as-char" svg:width="3.5189in" svg:height="0.4126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4"/>
      <text:p text:style-name="P5"><text:tab/><text:span text:style-name="T1">u((n + 1)k) = u(nk) + ½[</text:span><text:span text:style-name="T1">u̇(nk) + u̇((n + 1)k)]</text:span><text:span text:style-name="T1">⋅k</text:span></text:p>
      <text:p text:style-name="P5"><text:span text:style-name="T1"/></text:p>
      <text:p text:style-name="P5"><text:span text:style-name="T1"><text:tab/>u</text:span><text:span text:style-name="T2">n + 1</text:span><text:span text:style-name="T1"> = u</text:span><text:span text:style-name="T2">n</text:span><text:span text:style-name="T1"> + ½(</text:span><text:span text:style-name="T1">u̇</text:span><text:span text:style-name="T2">n</text:span><text:span text:style-name="T1"> + u̇</text:span><text:span text:style-name="T2">n + 1</text:span><text:span text:style-name="T1">)</text:span><text:span text:style-name="T1">⋅k</text:span></text:p>
      <text:p text:style-name="P1"/>
      <text:p text:style-name="P1"/>
      <text:p text:style-name="P1">Exempel</text:p>
      <text:p text:style-name="P1"/>
      <text:p text:style-name="P1"><text:tab/><draw:frame draw:style-name="fr2" draw:name="Object16" text:anchor-type="as-char" svg:width="2.6508in" svg:height="0.4457in" draw:z-index="2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"/>
      <text:p text:style-name="P1">ODE</text:p>
      <text:p text:style-name="P1"/>
      <text:p text:style-name="P1"><draw:frame draw:style-name="fr2" draw:name="Object17" text:anchor-type="as-char" svg:width="1.4965in" svg:height="0.2937in" draw:z-index="25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<draw:frame draw:style-name="fr2" draw:name="Object18" text:anchor-type="as-char" svg:width="1.1228in" svg:height="0.4693in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"/>
      <text:p text:style-name="P1"><draw:frame draw:style-name="fr2" draw:name="Object19" text:anchor-type="as-char" svg:width="1.1898in" svg:height="0.2217in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"/>
      <text:p text:style-name="P1"><draw:frame draw:style-name="fr2" draw:name="Object20" text:anchor-type="as-char" svg:width="1.1898in" svg:height="0.2217in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"/>
      <text:p text:style-name="P1"><draw:frame draw:style-name="fr2" draw:name="Object21" text:anchor-type="as-char" svg:width="0.761in" svg:height="0.2425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"/>
      <text:p text:style-name="P1"><draw:frame draw:style-name="fr2" draw:name="Object22" text:anchor-type="as-char" svg:width="0.761in" svg:height="0.2425in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">Exempel:</text:p>
      <text:p text:style-name="P1"/>
      <text:p text:style-name="P1"><text:tab/>Volterra-Lotka<text:tab/>(“predetor-prey system”)</text:p>
      <text:p text:style-name="P1"/>
      <text:p text:style-name="P1"/>
      <text:p text:style-name="P1"><draw:frame draw:style-name="fr2" draw:name="Object23" text:anchor-type="as-char" svg:width="1.7984in" svg:height="0.2437in" draw:z-index="38"><draw:object xlink:href="./Object 23" xlink:type="simple" xlink:show="embed" xlink:actuate="onLoad"/><draw:image xlink:href="./ObjectReplacements/Object 23" xlink:type="simple" xlink:show="embed" xlink:actuate="onLoad"/></draw:frame></text:p>
      <text:p text:style-name="P1"/>
      <text:p text:style-name="P1"><draw:frame draw:style-name="fr2" draw:name="Object24" text:anchor-type="as-char" svg:width="1.7925in" svg:height="0.2437in" draw:z-index="3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graphics4" text:anchor-type="paragraph" svg:x="2.061in" svg:y="0.1756in" svg:width="2.778in" svg:height="1.9445in" draw:z-index="11"><draw:image xlink:href="Pictures/2000020B00001B900000134B6C82B5ED.svm" xlink:type="simple" xlink:show="embed" xlink:actuate="onLoad"/></draw:frame></text:p>
      <text:p text:style-name="P1"><draw:frame draw:style-name="fr2" draw:name="Object25" text:anchor-type="as-char" svg:width="1.3689in" svg:height="0.4602in" draw:z-index="40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><draw:frame draw:style-name="fr2" draw:name="Object26" text:anchor-type="as-char" svg:width="1.3189in" svg:height="0.4354in" draw:z-index="41"><draw:object xlink:href="./Object 26" xlink:type="simple" xlink:show="embed" xlink:actuate="onLoad"/><draw:image xlink:href="./ObjectReplacements/Object 26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xempel:<text:tab/><text:tab/>Kemisk reaktion:</text:p>
      <text:p text:style-name="P1"/>
      <text:p text:style-name="P1"><text:tab/><text:tab/><text:tab/><text:tab/>ämnen<text:tab/>A, B, C, D</text:p>
      <text:p text:style-name="P1"><text:tab/><text:tab/><text:tab/><text:tab/>(konc.)</text:p>
      <text:p text:style-name="P1"/>
      <text:p text:style-name="P1">1.<text:tab/>A + B → 2B</text:p>
      <text:p text:style-name="P1"/>
      <text:p text:style-name="P1">2.<text:tab/>B + C → 2C</text:p>
      <text:p text:style-name="P1"/>
      <text:p text:style-name="P1">3.<text:tab/>C → D</text:p>
      <text:p text:style-name="P1"/>
      <text:p text:style-name="P1"/>
      <text:p text:style-name="P1">Differentialekvationsbidrag:</text:p>
      <text:p text:style-name="P1"/>
      <text:p text:style-name="P1"/>
      <text:p text:style-name="P1"><text:tab/>1.<text:tab/><draw:frame draw:style-name="fr2" draw:name="Object27" text:anchor-type="as-char" svg:width="1.5283in" svg:height="0.2291in" draw:z-index="42"><draw:object xlink:href="./Object 27" xlink:type="simple" xlink:show="embed" xlink:actuate="onLoad"/><draw:image xlink:href="./ObjectReplacements/Object 27" xlink:type="simple" xlink:show="embed" xlink:actuate="onLoad"/></draw:frame></text:p>
      <text:p text:style-name="P1"/>
      <text:p text:style-name="P1"><text:tab/><text:tab/><draw:frame draw:style-name="fr2" draw:name="Object28" text:anchor-type="as-char" svg:width="1.3937in" svg:height="0.2299in" draw:z-index="4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"/>
      <text:p text:style-name="P1"/>
      <text:p text:style-name="P1"><text:soft-page-break/><text:tab/>2.<text:tab/><draw:frame draw:style-name="fr2" draw:name="Object30" text:anchor-type="as-char" svg:width="1.5035in" svg:height="0.2299in" draw:z-index="1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"/>
      <text:p text:style-name="P1"><text:tab/><text:tab/><draw:frame draw:style-name="fr2" draw:name="Object29" text:anchor-type="as-char" svg:width="1.3839in" svg:height="0.2319in" draw:z-index="1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"/>
      <text:p text:style-name="P1"/>
      <text:p text:style-name="P1"><text:tab/>3.<text:tab/><draw:frame draw:style-name="fr2" draw:name="Object32" text:anchor-type="as-char" svg:width="1.1693in" svg:height="0.2319in" draw:z-index="2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"/>
      <text:p text:style-name="P1"><text:tab/><text:tab/><draw:frame draw:style-name="fr2" draw:name="Object31" text:anchor-type="as-char" svg:width="1.0602in" svg:height="0.2299in" draw:z-index="2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"/>
      <text:p text:style-name="P1"/>
      <text:p text:style-name="P1">Sätt <draw:frame draw:style-name="fr2" draw:name="Object33" text:anchor-type="as-char" svg:width="0.9744in" svg:height="0.8965in" draw:z-index="22"><draw:object xlink:href="./Object 33" xlink:type="simple" xlink:show="embed" xlink:actuate="onLoad"/><draw:image xlink:href="./ObjectReplacements/Object 33" xlink:type="simple" xlink:show="embed" xlink:actuate="onLoad"/></draw:frame></text:p>
      <text:p text:style-name="P1"/>
      <text:p text:style-name="P1"/>
      <text:p text:style-name="P1"><draw:frame draw:style-name="fr2" draw:name="Object34" text:anchor-type="as-char" svg:width="1.6646in" svg:height="0.2209in" draw:z-index="24"><draw:object xlink:href="./Object 34" xlink:type="simple" xlink:show="embed" xlink:actuate="onLoad"/><draw:image xlink:href="./ObjectReplacements/Object 34" xlink:type="simple" xlink:show="embed" xlink:actuate="onLoad"/></draw:frame></text:p>
      <text:p text:style-name="P1"/>
      <text:p text:style-name="P1"><draw:frame draw:style-name="fr2" draw:name="Object35" text:anchor-type="as-char" svg:width="2.6319in" svg:height="0.2217in" draw:z-index="3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"/>
      <text:p text:style-name="P1"><draw:frame draw:style-name="fr2" draw:name="Object36" text:anchor-type="as-char" svg:width="2.2417in" svg:height="0.2217in" draw:z-index="3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"/>
      <text:p text:style-name="P1"><draw:frame draw:style-name="fr2" draw:name="Object37" text:anchor-type="as-char" svg:width="1.1543in" svg:height="0.2217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"/>
      <text:p text:style-name="P1"/>
      <text:p text:style-name="P1"/>
      <text:p text:style-name="P1"/>
      <text:p text:style-name="P1">Exempel:<text:tab/>Mass-fjäder system</text:p>
      <text:p text:style-name="P1"/>
      <text:p text:style-name="P1"><text:tab/>M=1</text:p>
      <text:p text:style-name="P1"/>
      <text:p text:style-name="P1"><text:tab/>x(t) — position</text:p>
      <text:p text:style-name="P1"><text:tab/>v(t) — hastighet</text:p>
      <text:p text:style-name="P1"/>
      <text:p text:style-name="P1"><text:tab/>(1)<text:tab/><draw:frame draw:style-name="fr2" draw:name="Object38" text:anchor-type="as-char" svg:width="0.8429in" svg:height="0.198in" draw:z-index="35"><draw:object xlink:href="./Object 38" xlink:type="simple" xlink:show="embed" xlink:actuate="onLoad"/><draw:image xlink:href="./ObjectReplacements/Object 38" xlink:type="simple" xlink:show="embed" xlink:actuate="onLoad"/></draw:frame></text:p>
      <text:p text:style-name="P1"/>
      <text:p text:style-name="P1"><text:tab/>(2)<text:tab/><draw:frame draw:style-name="fr2" draw:name="Object39" text:anchor-type="as-char" svg:width="1.1925in" svg:height="0.198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"/>
      <text:p text:style-name="P1"/>
      <text:p text:style-name="P1"><text:tab/>Tidsderivata av (1):</text:p>
      <text:p text:style-name="P1"/>
      <text:p text:style-name="P1"><text:tab/><text:tab/><draw:frame draw:style-name="fr2" draw:name="Object40" text:anchor-type="as-char" svg:width="1.2217in" svg:height="0.2575in" draw:z-index="37"><draw:object xlink:href="./Object 40" xlink:type="simple" xlink:show="embed" xlink:actuate="onLoad"/><draw:image xlink:href="./ObjectReplacements/Object 40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hatch draw:name="Red_20_Crossed_20_0_20_Degrees" draw:display-name="Red Crossed 0 Degrees" draw:style="double" draw:color="#800000" draw:distance="0.0299in" draw:rotation="900"/>
    <draw:fill-image draw:name="Aqua" xlink:href="Pictures/100000000000005E0000005E7C5F6493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0H27M38S</meta:editing-duration>
    <meta:editing-cycles>75</meta:editing-cycles>
    <meta:generator>OpenOffice.org/3.2$Linux OpenOffice.org_project/320m19$Build-9505</meta:generator>
    <dc:date>2010-12-16T13:24:48</dc:date>
    <dc:creator>Mattias </dc:creator>
    <meta:document-statistic meta:table-count="0" meta:image-count="4" meta:object-count="40" meta:page-count="5" meta:paragraph-count="80" meta:word-count="208" meta:character-count="114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fenced open="∣" close="∣">
          <mrow>
            <mi mathvariant="normal">u</mi>
            <mrow>
              <mrow>
                <mo stretchy="false">(</mo>
                <mi mathvariant="normal">x</mi>
                <mo stretchy="false">)</mo>
              </mrow>
              <mi mathvariant="normal">−</mi>
              <msub>
                <mi mathvariant="normal">u</mi>
                <mi mathvariant="normal">h</mi>
              </msub>
            </mrow>
            <mrow>
              <mo stretchy="false">(</mo>
              <mi mathvariant="normal">x</mi>
              <mo stretchy="false">)</mo>
            </mrow>
          </mrow>
        </mfenced>
        <mi mathvariant="normal">≤</mi>
        <mrow>
          <mrow>
            <mi mathvariant="normal">C</mi>
            <mi mathvariant="normal">⋅</mi>
            <msub>
              <mi mathvariant="normal">C</mi>
              <mn>0</mn>
            </msub>
          </mrow>
          <mi mathvariant="normal">⋅</mi>
          <msup>
            <mi mathvariant="normal">h</mi>
            <mn>2</mn>
          </msup>
        </mrow>
      </mrow>
      <mi mathvariant="normal">,</mi>
    </mrow>
    <annotation encoding="StarMath 5.0">abs{u(x) - u_h(x)} &lt;= C cdot C_0 cdot h^2 ,</annotation>
  </semantics>
</math>
</file>

<file path=Object 10/content.xml><?xml version="1.0" encoding="utf-8"?>
<math xmlns="http://www.w3.org/1998/Math/MathML">
  <semantics>
    <mfenced open="∣" close="∣">
      <mi mathvariant="normal">C</mi>
    </mfenced>
    <annotation encoding="StarMath 5.0">abs{C}</annotation>
  </semantics>
</math>
</file>

<file path=Object 11/content.xml><?xml version="1.0" encoding="utf-8"?>
<math xmlns="http://www.w3.org/1998/Math/MathML">
  <semantics>
    <mrow>
      <mstyle mathsize="125%">
        <mrow>
          <mrow>
            <munder>
              <mi mathvariant="normal">∫</mi>
              <mi mathvariant="normal">Ω</mi>
            </munder>
            <mtext/>
          </mrow>
        </mrow>
      </mstyle>
      <mi mathvariant="normal">t</mi>
      <mrow>
        <mo stretchy="false">(</mo>
        <mi mathvariant="normal">x</mi>
        <mo stretchy="false">)</mo>
      </mrow>
      <mi/>
      <mi>dx</mi>
      <mi/>
      <mi mathvariant="normal">≈</mi>
      <mi/>
      <mrow>
        <munder>
          <mi mathvariant="normal">∑</mi>
          <mrow>
            <mi mathvariant="normal">C</mi>
            <mrow>
              <mi/>
              <mi mathvariant="normal">∈</mi>
              <mi/>
            </mrow>
            <mi mathvariant="normal">τ</mi>
          </mrow>
        </munder>
        <mi/>
      </mrow>
      <mrow>
        <munder>
          <mi mathvariant="normal">∑</mi>
          <mrow>
            <mi mathvariant="normal">n</mi>
            <mrow>
              <mi/>
              <mi mathvariant="normal">∈</mi>
              <mi/>
            </mrow>
            <mi mathvariant="normal">C</mi>
          </mrow>
        </munder>
        <mi/>
      </mrow>
      <mfrac>
        <mn>1</mn>
        <mn>3</mn>
      </mfrac>
      <mi mathvariant="normal">ƒ</mi>
      <mrow>
        <mo stretchy="false">(</mo>
        <msub>
          <mi mathvariant="normal">x</mi>
          <mi mathvariant="normal">n</mi>
        </msub>
        <mo stretchy="false">)</mo>
      </mrow>
      <mfenced open="∣" close="∣">
        <mi mathvariant="normal">C</mi>
      </mfenced>
    </mrow>
    <annotation encoding="StarMath 5.0">{size *1.25 int from Ω ""} t(x) `dx ~≈~ sum from {{C `in` τ}} ` sum from {{n `in` C}} ~ {1 over 3} ƒ(x_n) abs C</annotation>
  </semantics>
</math>
</file>

<file path=Object 12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i mathvariant="normal">u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i mathvariant="normal">=</mi>
                <mi mathvariant="normal">ƒ</mi>
              </mrow>
              <mrow>
                <mo stretchy="false">(</mo>
                <mi mathvariant="normal">t</mi>
                <mo stretchy="false">)</mo>
              </mrow>
            </mrow>
          </mtd>
        </mtr>
        <mtr>
          <mtd>
            <mrow>
              <mi mathvariant="normal">u</mi>
              <mrow>
                <mrow>
                  <mo stretchy="false">(</mo>
                  <mn>0</mn>
                  <mo stretchy="false">)</mo>
                </mrow>
                <mi mathvariant="normal">=</mi>
                <msup>
                  <mi mathvariant="normal">u</mi>
                  <mn>0</mn>
                </msup>
              </mrow>
            </mrow>
          </mtd>
        </mtr>
      </mtable>
    </mrow>
    <annotation encoding="StarMath 5.0">left lbrace stack{alignl{dot u(t) = ƒ(t)} # alignl{u(0) = u^0}} right none</annotation>
  </semantics>
</math>
</file>

<file path=Object 13/content.xml><?xml version="1.0" encoding="utf-8"?>
<math xmlns="http://www.w3.org/1998/Math/MathML">
  <semantics>
    <mrow>
      <mrow>
        <mtext/>
        <mi mathvariant="normal">≤</mi>
        <mi/>
      </mrow>
      <mfrac>
        <mtext>LT</mtext>
        <mn>2</mn>
      </mfrac>
      <mi mathvariant="normal">k</mi>
    </mrow>
    <annotation encoding="StarMath 5.0">""&lt;= ~{"LT" over 2} k</annotation>
  </semantics>
</math>
</file>

<file path=Object 14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i mathvariant="normal">u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i mathvariant="normal">=</mi>
                <mi mathvariant="normal">ƒ</mi>
              </mrow>
              <mrow>
                <mo stretchy="false">(</mo>
                <mrow>
                  <mi mathvariant="normal">u</mi>
                  <mrow>
                    <mo stretchy="false">(</mo>
                    <mi mathvariant="normal">t</mi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i mathvariant="normal">u</mi>
              <mrow>
                <mrow>
                  <mo stretchy="false">(</mo>
                  <mn>0</mn>
                  <mo stretchy="false">)</mo>
                </mrow>
                <mi mathvariant="normal">=</mi>
                <msup>
                  <mi mathvariant="normal">u</mi>
                  <mn>0</mn>
                </msup>
              </mrow>
            </mrow>
          </mtd>
        </mtr>
      </mtable>
    </mrow>
    <annotation encoding="StarMath 5.0">left lbrace stack{alignl{dot u(t) = ƒ(u(t))} # alignl{u(0) = u^0}} right none</annotation>
  </semantics>
</math>
</file>

<file path=Object 15/content.xml><?xml version="1.0" encoding="utf-8"?>
<math xmlns="http://www.w3.org/1998/Math/MathML">
  <semantics>
    <mrow>
      <mi mathvariant="normal">u</mi>
      <mrow>
        <mfenced open="" close="">
          <mrow>
            <mrow>
              <mo stretchy="false">(</mo>
              <mrow>
                <mi mathvariant="normal">n</mi>
                <mo stretchy="false">+</mo>
                <mn>1</mn>
              </mrow>
              <mo stretchy="false">)</mo>
            </mrow>
            <mi mathvariant="normal">k</mi>
          </mrow>
        </mfenced>
        <mi mathvariant="normal">=</mi>
        <mi mathvariant="normal">u</mi>
      </mrow>
      <mrow>
        <mrow>
          <mo stretchy="false">(</mo>
          <mi>nk</mi>
          <mo stretchy="false">)</mo>
        </mrow>
        <mo stretchy="false">+</mo>
        <mfrac>
          <mi mathvariant="normal">k</mi>
          <mn>2</mn>
        </mfrac>
      </mrow>
      <mfenced open="" close="">
        <mrow>
          <mi mathvariant="normal">ƒ</mi>
          <mrow>
            <mfenced open="" close="">
              <mrow>
                <mi mathvariant="normal">u</mi>
                <mrow>
                  <mi stretchy="false" mathvariant="normal">[</mi>
                  <mi>nk</mi>
                  <mi stretchy="false" mathvariant="normal">]</mi>
                </mrow>
              </mrow>
            </mfenced>
            <mo stretchy="false">+</mo>
            <mi mathvariant="normal">ƒ</mi>
          </mrow>
          <mfenced open="" close="">
            <mrow>
              <mi mathvariant="normal">u</mi>
              <mfenced open="[" close="]">
                <mrow>
                  <mrow>
                    <mo stretchy="false">(</mo>
                    <mrow>
                      <mi mathvariant="normal">n</mi>
                      <mo stretchy="false">+</mo>
                      <mn>1</mn>
                    </mrow>
                    <mo stretchy="false">)</mo>
                  </mrow>
                  <mi mathvariant="normal">k</mi>
                </mrow>
              </mfenced>
            </mrow>
          </mfenced>
        </mrow>
      </mfenced>
    </mrow>
    <annotation encoding="StarMath 5.0">u left ( (n + 1) k right ) = u (nk) + {k over 2} left ( ƒ left ( u [nk] right ) + ƒ left ( u left [(n + 1)k right] right ) right )</annotation>
  </semantics>
</math>
</file>

<file path=Object 16/content.xml><?xml version="1.0" encoding="utf-8"?>
<math xmlns="http://www.w3.org/1998/Math/MathML">
  <semantics>
    <mrow>
      <mrow>
        <mi stretchy="true" mathvariant="normal">{</mi>
        <mtable>
          <mtr>
            <mtd>
              <mrow>
                <mover accent="true">
                  <mi mathvariant="normal">u</mi>
                  <mi mathvariant="normal">˙</mi>
                </mover>
                <mrow>
                  <mrow>
                    <mo stretchy="false">(</mo>
                    <mi mathvariant="normal">t</mi>
                    <mo stretchy="false">)</mo>
                  </mrow>
                  <mi mathvariant="normal">=</mi>
                  <mi mathvariant="normal">u</mi>
                </mrow>
                <mrow>
                  <mo stretchy="false">(</mo>
                  <mi mathvariant="normal">t</mi>
                  <mo stretchy="false">)</mo>
                </mrow>
              </mrow>
            </mtd>
          </mtr>
          <mtr>
            <mtd>
              <mrow>
                <mi mathvariant="normal">u</mi>
                <mrow>
                  <mrow>
                    <mo stretchy="false">(</mo>
                    <mn>0</mn>
                    <mo stretchy="false">)</mo>
                  </mrow>
                  <mi mathvariant="normal">=</mi>
                  <mn>1</mn>
                </mrow>
              </mrow>
            </mtd>
          </mtr>
        </mtable>
      </mrow>
      <mi/>
      <mi mathvariant="normal">,</mi>
      <mi/>
      <mi mathvariant="normal">t</mi>
      <mrow>
        <mi/>
        <mi mathvariant="normal">∈</mi>
        <mi/>
      </mrow>
      <mrow>
        <mi stretchy="false" mathvariant="normal">[</mi>
        <mrow>
          <mn>0</mn>
          <mi mathvariant="normal">;</mi>
          <mi/>
          <mn>2</mn>
        </mrow>
        <mi stretchy="false" mathvariant="normal">]</mi>
      </mrow>
      <mi mathvariant="normal">,</mi>
      <mi/>
      <mi mathvariant="normal">u</mi>
      <mrow>
        <mrow>
          <mo stretchy="false">(</mo>
          <mi mathvariant="normal">t</mi>
          <mo stretchy="false">)</mo>
        </mrow>
        <mi mathvariant="normal">=</mi>
        <msup>
          <mi mathvariant="normal">e</mi>
          <mi mathvariant="normal">t</mi>
        </msup>
      </mrow>
    </mrow>
    <annotation encoding="StarMath 5.0">left lbrace stack{alignl{dot u(t) = u(t)} # alignl{u(0) = 1}} right none`, ~~ t `in` [0;`2], ~ u(t) = e^t</annotation>
  </semantics>
</math>
</file>

<file path=Object 17/content.xml><?xml version="1.0" encoding="utf-8"?>
<math xmlns="http://www.w3.org/1998/Math/MathML">
  <semantics>
    <mrow>
      <mi mathvariant="normal">u</mi>
      <mrow>
        <mrow>
          <mo stretchy="false">(</mo>
          <mi mathvariant="normal">t</mi>
          <mo stretchy="false">)</mo>
        </mrow>
        <mi mathvariant="normal">=</mi>
        <mover accent="true">
          <mfenced open="" close="">
            <mrow>
              <msub>
                <mi mathvariant="normal">u</mi>
                <mn>1</mn>
              </msub>
              <mrow>
                <mo stretchy="false">(</mo>
                <mi mathvariant="normal">t</mi>
                <mo stretchy="false">)</mo>
              </mrow>
              <mi mathvariant="normal">;</mi>
              <mi/>
              <msub>
                <mi mathvariant="normal">u</mi>
                <mn>2</mn>
              </msub>
              <mrow>
                <mo stretchy="false">(</mo>
                <mi mathvariant="normal">t</mi>
                <mo stretchy="false">)</mo>
              </mrow>
            </mrow>
          </mfenced>
          <mo stretchy="false">→</mo>
        </mover>
      </mrow>
    </mrow>
    <annotation encoding="StarMath 5.0">u(t) = widevec{left ( u_1 (t);` u_2 (t) right )}</annotation>
  </semantics>
</math>
</file>

<file path=Object 18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i mathvariant="normal">u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i mathvariant="normal">=</mi>
                <mi mathvariant="normal">ƒ</mi>
              </mrow>
              <mrow>
                <mo stretchy="false">(</mo>
                <mrow>
                  <mi mathvariant="normal">u</mi>
                  <mrow>
                    <mo stretchy="false">(</mo>
                    <mi mathvariant="normal">t</mi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i mathvariant="normal">u</mi>
              <mrow>
                <mrow>
                  <mo stretchy="false">(</mo>
                  <mn>0</mn>
                  <mo stretchy="false">)</mo>
                </mrow>
                <mi mathvariant="normal">=</mi>
                <msup>
                  <mi mathvariant="normal">u</mi>
                  <mn>0</mn>
                </msup>
              </mrow>
            </mrow>
          </mtd>
        </mtr>
      </mtable>
    </mrow>
    <annotation encoding="StarMath 5.0">left lbrace stack{alignl{dot u(t) = ƒ(u(t))} # alignl{u(0) = u^0}} right none</annotation>
  </semantics>
</math>
</file>

<file path=Object 19/content.xml><?xml version="1.0" encoding="utf-8"?>
<math xmlns="http://www.w3.org/1998/Math/MathML">
  <semantics>
    <mrow>
      <msub>
        <mover accent="true">
          <mi mathvariant="normal">u</mi>
          <mi mathvariant="normal">˙</mi>
        </mover>
        <mn>1</mn>
      </msub>
      <mrow>
        <mrow>
          <mo stretchy="false">(</mo>
          <mi mathvariant="normal">t</mi>
          <mo stretchy="false">)</mo>
        </mrow>
        <mi mathvariant="normal">=</mi>
        <msub>
          <mi mathvariant="normal">ƒ</mi>
          <mn>1</mn>
        </msub>
      </mrow>
      <mrow>
        <mo stretchy="false">(</mo>
        <mrow>
          <mi mathvariant="normal">u</mi>
          <mrow>
            <mo stretchy="false">(</mo>
            <mi mathvariant="normal">t</mi>
            <mo stretchy="false">)</mo>
          </mrow>
        </mrow>
        <mo stretchy="false">)</mo>
      </mrow>
    </mrow>
    <annotation encoding="StarMath 5.0">{dot u}_1 (t) = ƒ_1 (u(t))</annotation>
  </semantics>
</math>
</file>

<file path=Object 2/content.xml><?xml version="1.0" encoding="utf-8"?>
<math xmlns="http://www.w3.org/1998/Math/MathML">
  <semantics>
    <mrow>
      <mrow>
        <mi mathvariant="normal">C</mi>
        <mi mathvariant="normal">=</mi>
        <munder>
          <mtext>max</mtext>
          <mrow>
            <mi mathvariant="normal">x</mi>
            <mrow>
              <mi/>
              <mi mathvariant="normal">∈</mi>
              <mi/>
            </mrow>
            <mrow>
              <mi stretchy="false" mathvariant="normal">[</mi>
              <mrow>
                <mn>0</mn>
                <mi mathvariant="normal">;</mi>
                <mi/>
                <mi mathvariant="normal">h</mi>
              </mrow>
              <mi stretchy="false" mathvariant="normal">]</mi>
            </mrow>
          </mrow>
        </munder>
      </mrow>
      <mfenced open="∣" close="∣">
        <mrow>
          <mi mathvariant="normal">u</mi>
          <mi mathvariant="normal">'</mi>
          <mi mathvariant="normal">'</mi>
          <mrow>
            <mo stretchy="false">(</mo>
            <mi mathvariant="normal">x</mi>
            <mo stretchy="false">)</mo>
          </mrow>
        </mrow>
      </mfenced>
      <mi mathvariant="normal">,</mi>
      <mi/>
      <mrow>
        <msub>
          <mi mathvariant="normal">C</mi>
          <mn>0</mn>
        </msub>
        <mi mathvariant="normal">=</mi>
        <mfrac>
          <mn>1</mn>
          <mn>8</mn>
        </mfrac>
      </mrow>
    </mrow>
    <annotation encoding="StarMath 5.0">C = "max" csub {x `in` [0;`h]} abs{u''(x)}, ~ C_0 = {1 over 8}</annotation>
  </semantics>
</math>
</file>

<file path=Object 20/content.xml><?xml version="1.0" encoding="utf-8"?>
<math xmlns="http://www.w3.org/1998/Math/MathML">
  <semantics>
    <mrow>
      <msub>
        <mover accent="true">
          <mi mathvariant="normal">u</mi>
          <mi mathvariant="normal">˙</mi>
        </mover>
        <mn>2</mn>
      </msub>
      <mrow>
        <mrow>
          <mo stretchy="false">(</mo>
          <mi mathvariant="normal">t</mi>
          <mo stretchy="false">)</mo>
        </mrow>
        <mi mathvariant="normal">=</mi>
        <msub>
          <mi mathvariant="normal">ƒ</mi>
          <mn>2</mn>
        </msub>
      </mrow>
      <mrow>
        <mo stretchy="false">(</mo>
        <mrow>
          <mi mathvariant="normal">u</mi>
          <mrow>
            <mo stretchy="false">(</mo>
            <mi mathvariant="normal">t</mi>
            <mo stretchy="false">)</mo>
          </mrow>
        </mrow>
        <mo stretchy="false">)</mo>
      </mrow>
    </mrow>
    <annotation encoding="StarMath 5.0">{dot u}_2 (t) = ƒ_2 (u(t))</annotation>
  </semantics>
</math>
</file>

<file path=Object 21/content.xml><?xml version="1.0" encoding="utf-8"?>
<math xmlns="http://www.w3.org/1998/Math/MathML">
  <semantics>
    <mrow>
      <msub>
        <mi mathvariant="normal">u</mi>
        <mn>1</mn>
      </msub>
      <mrow>
        <mrow>
          <mo stretchy="false">(</mo>
          <mi mathvariant="normal">t</mi>
          <mo stretchy="false">)</mo>
        </mrow>
        <mi mathvariant="normal">=</mi>
        <msubsup>
          <mi mathvariant="normal">u</mi>
          <mn>1</mn>
          <mn>0</mn>
        </msubsup>
      </mrow>
    </mrow>
    <annotation encoding="StarMath 5.0">u_1 (t) = u sup 0 sub 1</annotation>
  </semantics>
</math>
</file>

<file path=Object 22/content.xml><?xml version="1.0" encoding="utf-8"?>
<math xmlns="http://www.w3.org/1998/Math/MathML">
  <semantics>
    <mrow>
      <msub>
        <mi mathvariant="normal">u</mi>
        <mn>2</mn>
      </msub>
      <mrow>
        <mrow>
          <mo stretchy="false">(</mo>
          <mi mathvariant="normal">t</mi>
          <mo stretchy="false">)</mo>
        </mrow>
        <mi mathvariant="normal">=</mi>
        <msubsup>
          <mi mathvariant="normal">u</mi>
          <mn>2</mn>
          <mn>0</mn>
        </msubsup>
      </mrow>
    </mrow>
    <annotation encoding="StarMath 5.0">u_2 (t) = u sup 0 sub 2</annotation>
  </semantics>
</math>
</file>

<file path=Object 23/content.xml><?xml version="1.0" encoding="utf-8"?>
<math xmlns="http://www.w3.org/1998/Math/MathML">
  <semantics>
    <mrow>
      <msub>
        <mover accent="true">
          <mi mathvariant="normal">u</mi>
          <mi mathvariant="normal">˙</mi>
        </mover>
        <mn>1</mn>
      </msub>
      <mrow>
        <mrow>
          <mo stretchy="false">(</mo>
          <mi mathvariant="normal">t</mi>
          <mo stretchy="false">)</mo>
        </mrow>
        <mi mathvariant="normal">=</mi>
        <msub>
          <mi mathvariant="normal">u</mi>
          <mn>1</mn>
        </msub>
      </mrow>
      <mrow>
        <mo stretchy="false">(</mo>
        <mi mathvariant="normal">t</mi>
        <mo stretchy="false">)</mo>
      </mrow>
      <mfenced open="" close="">
        <mrow>
          <mrow>
            <mi mathvariant="normal">α</mi>
            <mi mathvariant="normal">−</mi>
            <msub>
              <mi>βu</mi>
              <mn>2</mn>
            </msub>
          </mrow>
          <mrow>
            <mo stretchy="false">(</mo>
            <mi mathvariant="normal">t</mi>
            <mo stretchy="false">)</mo>
          </mrow>
        </mrow>
      </mfenced>
    </mrow>
    <annotation encoding="StarMath 5.0">{dot u}_1 (t) = u_1 (t) left ( α - βu_2 (t) right )</annotation>
  </semantics>
</math>
</file>

<file path=Object 24/content.xml><?xml version="1.0" encoding="utf-8"?>
<math xmlns="http://www.w3.org/1998/Math/MathML">
  <semantics>
    <mrow>
      <msub>
        <mover accent="true">
          <mi mathvariant="normal">u</mi>
          <mi mathvariant="normal">˙</mi>
        </mover>
        <mn>2</mn>
      </msub>
      <mrow>
        <mrow>
          <mo stretchy="false">(</mo>
          <mi mathvariant="normal">t</mi>
          <mo stretchy="false">)</mo>
        </mrow>
        <mi mathvariant="normal">=</mi>
        <msub>
          <mi mathvariant="normal">u</mi>
          <mn>2</mn>
        </msub>
      </mrow>
      <mrow>
        <mo stretchy="false">(</mo>
        <mi mathvariant="normal">t</mi>
        <mo stretchy="false">)</mo>
      </mrow>
      <mfenced open="" close="">
        <mrow>
          <mrow>
            <mi mathvariant="normal">γ</mi>
            <mi mathvariant="normal">−</mi>
            <msub>
              <mi>δu</mi>
              <mn>1</mn>
            </msub>
          </mrow>
          <mrow>
            <mo stretchy="false">(</mo>
            <mi mathvariant="normal">t</mi>
            <mo stretchy="false">)</mo>
          </mrow>
        </mrow>
      </mfenced>
    </mrow>
    <annotation encoding="StarMath 5.0">{dot u}_2 (t) = u_2 (t) left ( γ - δu_1 (t) right )</annotation>
  </semantics>
</math>
</file>

<file path=Object 25/content.xml><?xml version="1.0" encoding="utf-8"?>
<math xmlns="http://www.w3.org/1998/Math/MathML">
  <semantics>
    <mrow>
      <msub>
        <mi mathvariant="normal">u</mi>
        <mi mathvariant="normal">n</mi>
      </msub>
      <mrow>
        <mrow>
          <mo stretchy="false">(</mo>
          <mi mathvariant="normal">x</mi>
          <mo stretchy="false">)</mo>
        </mrow>
        <mi mathvariant="normal">=</mi>
        <mrow>
          <munderover>
            <mi mathvariant="normal">∑</mi>
            <mrow>
              <mi mathvariant="normal">i</mi>
              <mi mathvariant="normal">=</mi>
              <mn>1</mn>
            </mrow>
            <mi mathvariant="normal">N</mi>
          </munderover>
          <msub>
            <mi mathvariant="normal">u</mi>
            <mi mathvariant="normal">i</mi>
          </msub>
        </mrow>
      </mrow>
      <msub>
        <mi mathvariant="normal">φ</mi>
        <mi mathvariant="normal">i</mi>
      </msub>
      <mrow>
        <mo stretchy="false">(</mo>
        <mi mathvariant="normal">x</mi>
        <mo stretchy="false">)</mo>
      </mrow>
    </mrow>
    <annotation encoding="StarMath 5.0">u_n (x) = sum from {i = 1} to N u_i φ_i(x)</annotation>
  </semantics>
</math>
</file>

<file path=Object 26/content.xml><?xml version="1.0" encoding="utf-8"?>
<math xmlns="http://www.w3.org/1998/Math/MathML">
  <semantics>
    <mrow>
      <msub>
        <mi mathvariant="normal">φ</mi>
        <mi mathvariant="normal">i</mi>
      </msub>
      <mrow>
        <mrow>
          <mo stretchy="false">(</mo>
          <msub>
            <mi mathvariant="normal">x</mi>
            <mi mathvariant="normal">j</mi>
          </msub>
          <mo stretchy="false">)</mo>
        </mrow>
        <mi mathvariant="normal">=</mi>
        <mrow>
          <mi stretchy="true" mathvariant="normal">{</mi>
          <mtable>
            <mtr>
              <mtd>
                <mrow>
                  <mn>1,</mn>
                  <mi/>
                  <mrow>
                    <mi mathvariant="normal">i</mi>
                    <mi mathvariant="normal">=</mi>
                    <mi mathvariant="normal">j</mi>
                  </mrow>
                </mrow>
              </mtd>
            </mtr>
            <mtr>
              <mtd>
                <mn>0</mn>
              </mtd>
            </mtr>
          </mtable>
        </mrow>
      </mrow>
    </mrow>
    <annotation encoding="StarMath 5.0">φ_i (x_j) = left lbrace stack{alignl{1, ~~~ i = j} # alignl {0}} right none</annotation>
  </semantics>
</math>
</file>

<file path=Object 27/content.xml><?xml version="1.0" encoding="utf-8"?>
<math xmlns="http://www.w3.org/1998/Math/MathML">
  <semantics>
    <mrow>
      <mover accent="true">
        <mi mathvariant="normal">A</mi>
        <mi mathvariant="normal">˙</mi>
      </mover>
      <mrow>
        <mrow>
          <mo stretchy="false">(</mo>
          <mi mathvariant="normal">t</mi>
          <mo stretchy="false">)</mo>
        </mrow>
        <mi mathvariant="normal">=</mi>
        <mrow>
          <mi mathvariant="normal">−</mi>
          <msub>
            <mi mathvariant="normal">k</mi>
            <mn>1</mn>
          </msub>
        </mrow>
      </mrow>
      <mi mathvariant="normal">A</mi>
      <mrow>
        <mo stretchy="false">(</mo>
        <mi mathvariant="normal">t</mi>
        <mo stretchy="false">)</mo>
      </mrow>
      <mi mathvariant="normal">B</mi>
      <mrow>
        <mo stretchy="false">(</mo>
        <mi mathvariant="normal">t</mi>
        <mo stretchy="false">)</mo>
      </mrow>
    </mrow>
    <annotation encoding="StarMath 5.0">dot A (t) = -k_1 A(t) B(t)</annotation>
  </semantics>
</math>
</file>

<file path=Object 28/content.xml><?xml version="1.0" encoding="utf-8"?>
<math xmlns="http://www.w3.org/1998/Math/MathML">
  <semantics>
    <mrow>
      <mover accent="true">
        <mi mathvariant="normal">B</mi>
        <mi mathvariant="normal">˙</mi>
      </mover>
      <mrow>
        <mrow>
          <mo stretchy="false">(</mo>
          <mi mathvariant="normal">t</mi>
          <mo stretchy="false">)</mo>
        </mrow>
        <mi mathvariant="normal">=</mi>
        <msub>
          <mi mathvariant="normal">k</mi>
          <mn>1</mn>
        </msub>
      </mrow>
      <mi mathvariant="normal">A</mi>
      <mrow>
        <mo stretchy="false">(</mo>
        <mi mathvariant="normal">t</mi>
        <mo stretchy="false">)</mo>
      </mrow>
      <mi mathvariant="normal">B</mi>
      <mrow>
        <mo stretchy="false">(</mo>
        <mi mathvariant="normal">t</mi>
        <mo stretchy="false">)</mo>
      </mrow>
    </mrow>
    <annotation encoding="StarMath 5.0">dot B (t) = k_1 A(t) B(t)</annotation>
  </semantics>
</math>
</file>

<file path=Object 29/content.xml><?xml version="1.0" encoding="utf-8"?>
<math xmlns="http://www.w3.org/1998/Math/MathML">
  <semantics>
    <mrow>
      <mover accent="true">
        <mi mathvariant="normal">C</mi>
        <mi mathvariant="normal">˙</mi>
      </mover>
      <mrow>
        <mrow>
          <mo stretchy="false">(</mo>
          <mi mathvariant="normal">t</mi>
          <mo stretchy="false">)</mo>
        </mrow>
        <mi mathvariant="normal">=</mi>
        <msub>
          <mi mathvariant="normal">k</mi>
          <mn>2</mn>
        </msub>
      </mrow>
      <mi mathvariant="normal">B</mi>
      <mrow>
        <mo stretchy="false">(</mo>
        <mi mathvariant="normal">t</mi>
        <mo stretchy="false">)</mo>
      </mrow>
      <mi mathvariant="normal">C</mi>
      <mrow>
        <mo stretchy="false">(</mo>
        <mi mathvariant="normal">t</mi>
        <mo stretchy="false">)</mo>
      </mrow>
    </mrow>
    <annotation encoding="StarMath 5.0">dot C (t) = k_2 B(t) C(t)</annotation>
  </semantics>
</math>
</file>

<file path=Object 3/content.xml><?xml version="1.0" encoding="utf-8"?>
<math xmlns="http://www.w3.org/1998/Math/MathML">
  <semantics>
    <mrow>
      <mrow>
        <mfenced open="∣" close="∣">
          <mrow>
            <mi mathvariant="normal">u</mi>
            <mrow>
              <mrow>
                <mo stretchy="false">(</mo>
                <mi mathvariant="normal">x</mi>
                <mo stretchy="false">)</mo>
              </mrow>
              <mi mathvariant="normal">−</mi>
              <msub>
                <mi mathvariant="normal">u</mi>
                <mi mathvariant="normal">h</mi>
              </msub>
            </mrow>
            <mrow>
              <mo stretchy="false">(</mo>
              <mi mathvariant="normal">x</mi>
              <mo stretchy="false">)</mo>
            </mrow>
          </mrow>
        </mfenced>
        <mo stretchy="false">&lt;</mo>
        <mi>TOL</mi>
      </mrow>
      <mi mathvariant="normal">=</mi>
      <mtext>“tolerans”</mtext>
    </mrow>
    <annotation encoding="StarMath 5.0">abs{u(x) - u_h(x)} &lt; TOL = "“tolerans”"</annotation>
  </semantics>
</math>
</file>

<file path=Object 30/content.xml><?xml version="1.0" encoding="utf-8"?>
<math xmlns="http://www.w3.org/1998/Math/MathML">
  <semantics>
    <mrow>
      <mover accent="true">
        <mi mathvariant="normal">B</mi>
        <mi mathvariant="normal">˙</mi>
      </mover>
      <mrow>
        <mrow>
          <mo stretchy="false">(</mo>
          <mi mathvariant="normal">t</mi>
          <mo stretchy="false">)</mo>
        </mrow>
        <mi mathvariant="normal">=</mi>
        <mrow>
          <mi mathvariant="normal">−</mi>
          <msub>
            <mi mathvariant="normal">k</mi>
            <mn>2</mn>
          </msub>
        </mrow>
      </mrow>
      <mi mathvariant="normal">B</mi>
      <mrow>
        <mo stretchy="false">(</mo>
        <mi mathvariant="normal">t</mi>
        <mo stretchy="false">)</mo>
      </mrow>
      <mi mathvariant="normal">C</mi>
      <mrow>
        <mo stretchy="false">(</mo>
        <mi mathvariant="normal">t</mi>
        <mo stretchy="false">)</mo>
      </mrow>
    </mrow>
    <annotation encoding="StarMath 5.0">dot B (t) = -k_2 B(t) C(t)</annotation>
  </semantics>
</math>
</file>

<file path=Object 31/content.xml><?xml version="1.0" encoding="utf-8"?>
<math xmlns="http://www.w3.org/1998/Math/MathML">
  <semantics>
    <mrow>
      <mover accent="true">
        <mi mathvariant="normal">D</mi>
        <mi mathvariant="normal">˙</mi>
      </mover>
      <mrow>
        <mrow>
          <mo stretchy="false">(</mo>
          <mi mathvariant="normal">t</mi>
          <mo stretchy="false">)</mo>
        </mrow>
        <mi mathvariant="normal">=</mi>
        <msub>
          <mi mathvariant="normal">k</mi>
          <mn>3</mn>
        </msub>
      </mrow>
      <mi mathvariant="normal">C</mi>
      <mrow>
        <mo stretchy="false">(</mo>
        <mi mathvariant="normal">t</mi>
        <mo stretchy="false">)</mo>
      </mrow>
    </mrow>
    <annotation encoding="StarMath 5.0">dot D (t) = k_3 C(t)</annotation>
  </semantics>
</math>
</file>

<file path=Object 32/content.xml><?xml version="1.0" encoding="utf-8"?>
<math xmlns="http://www.w3.org/1998/Math/MathML">
  <semantics>
    <mrow>
      <mover accent="true">
        <mi mathvariant="normal">C</mi>
        <mi mathvariant="normal">˙</mi>
      </mover>
      <mrow>
        <mrow>
          <mo stretchy="false">(</mo>
          <mi mathvariant="normal">t</mi>
          <mo stretchy="false">)</mo>
        </mrow>
        <mi mathvariant="normal">=</mi>
        <mrow>
          <mi mathvariant="normal">−</mi>
          <msub>
            <mi mathvariant="normal">k</mi>
            <mn>3</mn>
          </msub>
        </mrow>
      </mrow>
      <mi mathvariant="normal">C</mi>
      <mrow>
        <mo stretchy="false">(</mo>
        <mi mathvariant="normal">t</mi>
        <mo stretchy="false">)</mo>
      </mrow>
    </mrow>
    <annotation encoding="StarMath 5.0">dot C (t) = -k_3 C(t)</annotation>
  </semantics>
</math>
</file>

<file path=Object 33/content.xml><?xml version="1.0" encoding="utf-8"?>
<math xmlns="http://www.w3.org/1998/Math/MathML">
  <semantics>
    <mrow>
      <mi mathvariant="normal">u</mi>
      <mrow>
        <mrow>
          <mo stretchy="false">(</mo>
          <mi mathvariant="normal">t</mi>
          <mo stretchy="false">)</mo>
        </mrow>
        <mi mathvariant="normal">=</mi>
        <mfenced open="[" close="]">
          <mtable>
            <mtr>
              <mtd>
                <mrow>
                  <mi mathvariant="normal">A</mi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row>
                  <mi mathvariant="normal">B</mi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row>
                  <mi mathvariant="normal">C</mi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row>
                  <mi mathvariant="normal">D</mi>
                  <mrow>
                    <mo stretchy="false">(</mo>
                    <mi mathvariant="normal">t</mi>
                    <mo stretchy="false">)</mo>
                  </mrow>
                </mrow>
              </mtd>
            </mtr>
          </mtable>
        </mfenced>
      </mrow>
    </mrow>
    <annotation encoding="StarMath 5.0">u(t) = left [ stack{A(t) # B(t) # C(t) # D(t)} right ]</annotation>
  </semantics>
</math>
</file>

<file path=Object 34/content.xml><?xml version="1.0" encoding="utf-8"?>
<math xmlns="http://www.w3.org/1998/Math/MathML">
  <semantics>
    <mrow>
      <msub>
        <mover accent="true">
          <mi mathvariant="normal">u</mi>
          <mi mathvariant="normal">˙</mi>
        </mover>
        <mn>1</mn>
      </msub>
      <mrow>
        <mrow>
          <mo stretchy="false">(</mo>
          <mi mathvariant="normal">t</mi>
          <mo stretchy="false">)</mo>
        </mrow>
        <mi mathvariant="normal">=</mi>
        <mrow>
          <mi mathvariant="normal">−</mi>
          <msub>
            <mi mathvariant="normal">k</mi>
            <mn>1</mn>
          </msub>
        </mrow>
      </mrow>
      <msub>
        <mi mathvariant="normal">u</mi>
        <mn>1</mn>
      </msub>
      <mrow>
        <mo stretchy="false">(</mo>
        <mi mathvariant="normal">t</mi>
        <mo stretchy="false">)</mo>
      </mrow>
      <msub>
        <mi mathvariant="normal">u</mi>
        <mn>2</mn>
      </msub>
      <mrow>
        <mo stretchy="false">(</mo>
        <mi mathvariant="normal">t</mi>
        <mo stretchy="false">)</mo>
      </mrow>
    </mrow>
    <annotation encoding="StarMath 5.0">{dot u}_1 (t) = -k_1 u_1 (t) u_2 (t)</annotation>
  </semantics>
</math>
</file>

<file path=Object 35/content.xml><?xml version="1.0" encoding="utf-8"?>
<math xmlns="http://www.w3.org/1998/Math/MathML">
  <semantics>
    <mrow>
      <msub>
        <mover accent="true">
          <mi mathvariant="normal">u</mi>
          <mi mathvariant="normal">˙</mi>
        </mover>
        <mn>2</mn>
      </msub>
      <mrow>
        <mrow>
          <mo stretchy="false">(</mo>
          <mi mathvariant="normal">t</mi>
          <mo stretchy="false">)</mo>
        </mrow>
        <mi mathvariant="normal">=</mi>
        <msub>
          <mi mathvariant="normal">k</mi>
          <mn>1</mn>
        </msub>
      </mrow>
      <msub>
        <mi mathvariant="normal">u</mi>
        <mn>1</mn>
      </msub>
      <mrow>
        <mo stretchy="false">(</mo>
        <mi mathvariant="normal">t</mi>
        <mo stretchy="false">)</mo>
      </mrow>
      <msub>
        <mi mathvariant="normal">u</mi>
        <mn>2</mn>
      </msub>
      <mrow>
        <mrow>
          <mo stretchy="false">(</mo>
          <mi mathvariant="normal">t</mi>
          <mo stretchy="false">)</mo>
        </mrow>
        <mi mathvariant="normal">−</mi>
        <msub>
          <mi mathvariant="normal">k</mi>
          <mn>2</mn>
        </msub>
      </mrow>
      <msub>
        <mi mathvariant="normal">u</mi>
        <mn>2</mn>
      </msub>
      <mrow>
        <mo stretchy="false">(</mo>
        <mi mathvariant="normal">t</mi>
        <mo stretchy="false">)</mo>
      </mrow>
      <msub>
        <mi mathvariant="normal">u</mi>
        <mn>3</mn>
      </msub>
      <mrow>
        <mo stretchy="false">(</mo>
        <mi mathvariant="normal">t</mi>
        <mo stretchy="false">)</mo>
      </mrow>
    </mrow>
    <annotation encoding="StarMath 5.0">{dot u}_2 (t) = k_1 u_1 (t) u_2 (t) - k_2 u_2 (t) u_3 (t)</annotation>
  </semantics>
</math>
</file>

<file path=Object 36/content.xml><?xml version="1.0" encoding="utf-8"?>
<math xmlns="http://www.w3.org/1998/Math/MathML">
  <semantics>
    <mrow>
      <msub>
        <mover accent="true">
          <mi mathvariant="normal">u</mi>
          <mi mathvariant="normal">˙</mi>
        </mover>
        <mn>3</mn>
      </msub>
      <mrow>
        <mrow>
          <mo stretchy="false">(</mo>
          <mi mathvariant="normal">t</mi>
          <mo stretchy="false">)</mo>
        </mrow>
        <mi mathvariant="normal">=</mi>
        <msub>
          <mi mathvariant="normal">k</mi>
          <mn>2</mn>
        </msub>
      </mrow>
      <msub>
        <mi mathvariant="normal">u</mi>
        <mn>2</mn>
      </msub>
      <mrow>
        <mo stretchy="false">(</mo>
        <mi mathvariant="normal">t</mi>
        <mo stretchy="false">)</mo>
      </mrow>
      <msub>
        <mi mathvariant="normal">u</mi>
        <mn>3</mn>
      </msub>
      <mrow>
        <mrow>
          <mo stretchy="false">(</mo>
          <mi mathvariant="normal">t</mi>
          <mo stretchy="false">)</mo>
        </mrow>
        <mi mathvariant="normal">−</mi>
        <msub>
          <mi mathvariant="normal">k</mi>
          <mn>3</mn>
        </msub>
      </mrow>
      <msub>
        <mi mathvariant="normal">u</mi>
        <mn>3</mn>
      </msub>
      <mrow>
        <mo stretchy="false">(</mo>
        <mi mathvariant="normal">t</mi>
        <mo stretchy="false">)</mo>
      </mrow>
    </mrow>
    <annotation encoding="StarMath 5.0">{dot u}_3 (t) = k_2 u_2 (t) u_3 (t) - k_3 u_3 (t)</annotation>
  </semantics>
</math>
</file>

<file path=Object 37/content.xml><?xml version="1.0" encoding="utf-8"?>
<math xmlns="http://www.w3.org/1998/Math/MathML">
  <semantics>
    <mrow>
      <msub>
        <mover accent="true">
          <mi mathvariant="normal">u</mi>
          <mi mathvariant="normal">˙</mi>
        </mover>
        <mn>4</mn>
      </msub>
      <mrow>
        <mrow>
          <mo stretchy="false">(</mo>
          <mi mathvariant="normal">t</mi>
          <mo stretchy="false">)</mo>
        </mrow>
        <mi mathvariant="normal">=</mi>
        <msub>
          <mi mathvariant="normal">k</mi>
          <mn>3</mn>
        </msub>
      </mrow>
      <msub>
        <mi mathvariant="normal">u</mi>
        <mn>3</mn>
      </msub>
      <mrow>
        <mo stretchy="false">(</mo>
        <mi mathvariant="normal">t</mi>
        <mo stretchy="false">)</mo>
      </mrow>
    </mrow>
    <annotation encoding="StarMath 5.0">{dot u}_4 (t) = k_3 u_3 (t)</annotation>
  </semantics>
</math>
</file>

<file path=Object 38/content.xml><?xml version="1.0" encoding="utf-8"?>
<math xmlns="http://www.w3.org/1998/Math/MathML">
  <semantics>
    <mrow>
      <mover accent="true">
        <mi mathvariant="normal">x</mi>
        <mi mathvariant="normal">˙</mi>
      </mover>
      <mrow>
        <mrow>
          <mo stretchy="false">(</mo>
          <mi mathvariant="normal">t</mi>
          <mo stretchy="false">)</mo>
        </mrow>
        <mi mathvariant="normal">=</mi>
        <mover accent="true">
          <mi mathvariant="normal">v</mi>
          <mi mathvariant="normal">˙</mi>
        </mover>
      </mrow>
      <mrow>
        <mo stretchy="false">(</mo>
        <mi mathvariant="normal">t</mi>
        <mo stretchy="false">)</mo>
      </mrow>
    </mrow>
    <annotation encoding="StarMath 5.0">{dot x}(t) = {dot v}(t)</annotation>
  </semantics>
</math>
</file>

<file path=Object 39/content.xml><?xml version="1.0" encoding="utf-8"?>
<math xmlns="http://www.w3.org/1998/Math/MathML">
  <semantics>
    <mrow>
      <mover accent="true">
        <mi mathvariant="normal">v</mi>
        <mi mathvariant="normal">˙</mi>
      </mover>
      <mrow>
        <mrow>
          <mo stretchy="false">(</mo>
          <mi mathvariant="normal">t</mi>
          <mo stretchy="false">)</mo>
        </mrow>
        <mi mathvariant="normal">=</mi>
        <mi mathvariant="normal">F</mi>
      </mrow>
      <mrow>
        <mrow>
          <mo stretchy="false">(</mo>
          <mi mathvariant="normal">t</mi>
          <mo stretchy="false">)</mo>
        </mrow>
        <mi mathvariant="normal">=</mi>
        <mrow>
          <mi mathvariant="normal">−</mi>
          <mi mathvariant="normal">x</mi>
        </mrow>
      </mrow>
    </mrow>
    <annotation encoding="StarMath 5.0">{dot v}(t) = F(t) = -x</annotation>
  </semantics>
</math>
</file>

<file path=Object 4/content.xml><?xml version="1.0" encoding="utf-8"?>
<math xmlns="http://www.w3.org/1998/Math/MathML">
  <semantics>
    <mfrac>
      <mi>TOL</mi>
      <mi mathvariant="normal">N</mi>
    </mfrac>
    <annotation encoding="StarMath 5.0">TOL over N</annotation>
  </semantics>
</math>
</file>

<file path=Object 40/content.xml><?xml version="1.0" encoding="utf-8"?>
<math xmlns="http://www.w3.org/1998/Math/MathML">
  <semantics>
    <mrow>
      <mover accent="true">
        <mi mathvariant="normal">x</mi>
        <mi mathvariant="normal">¨</mi>
      </mover>
      <mrow>
        <mrow>
          <mo stretchy="false">(</mo>
          <mi mathvariant="normal">t</mi>
          <mo stretchy="false">)</mo>
        </mrow>
        <mi mathvariant="normal">=</mi>
        <mover accent="true">
          <mi mathvariant="normal">v</mi>
          <mi mathvariant="normal">˙</mi>
        </mover>
      </mrow>
      <mrow>
        <mrow>
          <mo stretchy="false">(</mo>
          <mi mathvariant="normal">t</mi>
          <mo stretchy="false">)</mo>
        </mrow>
        <munder>
          <mi mathvariant="normal">=</mi>
          <mrow>
            <mo stretchy="false">(</mo>
            <mn>2</mn>
            <mo stretchy="false">)</mo>
          </mrow>
        </munder>
        <mrow>
          <mi mathvariant="normal">−</mi>
          <mi mathvariant="normal">x</mi>
        </mrow>
      </mrow>
    </mrow>
    <annotation encoding="StarMath 5.0">{ddot x}(t) = {dot v}(t) = csub (2) -x</annotation>
  </semantics>
</math>
</file>

<file path=Object 5/content.xml><?xml version="1.0" encoding="utf-8"?>
<math xmlns="http://www.w3.org/1998/Math/MathML">
  <semantics>
    <mrow>
      <mrow>
        <mrow>
          <mi mathvariant="normal">C</mi>
          <mi mathvariant="normal">⋅</mi>
          <msub>
            <mi mathvariant="normal">C</mi>
            <mn>0</mn>
          </msub>
        </mrow>
        <mi mathvariant="normal">⋅</mi>
        <msup>
          <mi mathvariant="normal">h</mi>
          <mn>2</mn>
        </msup>
      </mrow>
      <mo stretchy="false">&lt;</mo>
      <mfrac>
        <mi>TOL</mi>
        <mi mathvariant="normal">N</mi>
      </mfrac>
    </mrow>
    <annotation encoding="StarMath 5.0">C cdot C_0 cdot h^2 &lt; {TOL over N}</annotation>
  </semantics>
</math>
</file>

<file path=Object 6/content.xml><?xml version="1.0" encoding="utf-8"?>
<math xmlns="http://www.w3.org/1998/Math/MathML">
  <semantics>
    <mrow>
      <mi mathvariant="normal">n</mi>
      <mi mathvariant="normal">=</mi>
      <mfenced open="[" close="]">
        <mtable>
          <mtr>
            <mtd>
              <msub>
                <mi mathvariant="normal">x</mi>
                <mn>1</mn>
              </msub>
            </mtd>
          </mtr>
          <mtr>
            <mtd>
              <msub>
                <mi mathvariant="normal">x</mi>
                <mn>2</mn>
              </msub>
            </mtd>
          </mtr>
          <mtr>
            <mtd>
              <mi mathvariant="normal">⋮</mi>
            </mtd>
          </mtr>
        </mtable>
      </mfenced>
    </mrow>
    <annotation encoding="StarMath 5.0">n = left [ matrix{ x_1 ## x_2 ## dotsvert } right ]</annotation>
  </semantics>
</math>
</file>

<file path=Object 7/content.xml><?xml version="1.0" encoding="utf-8"?>
<math xmlns="http://www.w3.org/1998/Math/MathML">
  <semantics>
    <mrow>
      <mi mathvariant="normal">c</mi>
      <mi mathvariant="normal">=</mi>
      <mfenced open="[" close="]">
        <mtable>
          <mtr>
            <mtd>
              <msub>
                <mi mathvariant="normal">n</mi>
                <mn>1</mn>
              </msub>
            </mtd>
            <mtd>
              <msub>
                <mi mathvariant="normal">n</mi>
                <mn>2</mn>
              </msub>
            </mtd>
          </mtr>
          <mtr>
            <mtd>
              <msub>
                <mi mathvariant="normal">n</mi>
                <mn>2</mn>
              </msub>
            </mtd>
            <mtd>
              <msub>
                <mi mathvariant="normal">n</mi>
                <mn>3</mn>
              </msub>
            </mtd>
          </mtr>
          <mtr>
            <mtd>
              <mi mathvariant="normal">⋮</mi>
            </mtd>
            <mtd>
              <mi mathvariant="normal">⋮</mi>
            </mtd>
          </mtr>
        </mtable>
      </mfenced>
    </mrow>
    <annotation encoding="StarMath 5.0">c = left [ matrix{ n_1 # n_2 ## n_2 # n_3 ## dotsvert # dotsvert } right ]</annotation>
  </semantics>
</math>
</file>

<file path=Object 8/content.xml><?xml version="1.0" encoding="utf-8"?>
<math xmlns="http://www.w3.org/1998/Math/MathML">
  <semantics>
    <mrow>
      <mi mathvariant="normal">n</mi>
      <mi mathvariant="normal">=</mi>
      <mfenced open="[" close="]">
        <mtable>
          <mtr>
            <mtd>
              <msub>
                <mi mathvariant="normal">x</mi>
                <mn>1</mn>
              </msub>
            </mtd>
            <mtd>
              <msub>
                <mi mathvariant="normal">x</mi>
                <mn>2</mn>
              </msub>
            </mtd>
          </mtr>
          <mtr>
            <mtd>
              <msub>
                <mi mathvariant="normal">x</mi>
                <mn>2</mn>
              </msub>
            </mtd>
            <mtd>
              <msub>
                <mi mathvariant="normal">x</mi>
                <mn>3</mn>
              </msub>
            </mtd>
          </mtr>
          <mtr>
            <mtd>
              <mi mathvariant="normal">⋮</mi>
            </mtd>
            <mtd>
              <mi mathvariant="normal">⋮</mi>
            </mtd>
          </mtr>
        </mtable>
      </mfenced>
    </mrow>
    <annotation encoding="StarMath 5.0">n = left [ matrix{ x_1 # x_2 ## x_2 # x_3 ## dotsvert # dotsvert } right ]</annotation>
  </semantics>
</math>
</file>

<file path=Object 9/content.xml><?xml version="1.0" encoding="utf-8"?>
<math xmlns="http://www.w3.org/1998/Math/MathML">
  <semantics>
    <mrow>
      <mi mathvariant="normal">c</mi>
      <mi mathvariant="normal">=</mi>
      <mfenced open="[" close="]">
        <mtable>
          <mtr>
            <mtd>
              <msub>
                <mi mathvariant="normal">n</mi>
                <mn>1</mn>
              </msub>
            </mtd>
            <mtd>
              <msub>
                <mi mathvariant="normal">n</mi>
                <mn>2</mn>
              </msub>
            </mtd>
            <mtd>
              <msub>
                <mi mathvariant="normal">n</mi>
                <mn>3</mn>
              </msub>
            </mtd>
          </mtr>
          <mtr>
            <mtd>
              <mi mathvariant="normal">⋮</mi>
            </mtd>
            <mtd>
              <mi mathvariant="normal">⋮</mi>
            </mtd>
            <mtd>
              <mi mathvariant="normal">⋮</mi>
            </mtd>
          </mtr>
        </mtable>
      </mfenced>
    </mrow>
    <annotation encoding="StarMath 5.0">c = left [ matrix{ n_1 # n_2 # n_3 ## dotsvert # dotsvert # dotsvert } right ]</annotation>
  </semantics>
</math>
</file>